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9.7cm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1.95cm" fo:min-width="7.1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.65cm" fo:min-width="4.9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3.35cm" fo:min-width="1.3cm"/>
    </style:style>
    <style:style style:name="gr5" style:family="graphic" style:parent-style-name="objectwithoutfill">
      <style:graphic-properties svg:stroke-color="#3faf46" draw:marker-end="Arrow" draw:marker-end-width="0.3cm" draw:fill="none" draw:fill-color="#3faf46" draw:textarea-vertical-align="middle"/>
    </style:style>
    <style:style style:name="gr6" style:family="graphic" style:parent-style-name="objectwithoutfill">
      <style:graphic-properties svg:stroke-color="#3faf46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3.29cm"/>
    </style:style>
    <style:style style:name="gr8" style:family="graphic" style:parent-style-name="standard">
      <style:graphic-properties draw:textarea-horizontal-align="justify" draw:textarea-vertical-align="middle" draw:auto-grow-height="false" fo:min-height="2.45cm" fo:min-width="3.59cm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3.65cm" fo:min-width="5.6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65cm" fo:min-width="10.1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10.1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02cm" fo:min-width="1.552cm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2.3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="none" draw:fill-color="#3faf4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00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0.2cm" svg:height="2.7cm" svg:x="3.1cm" svg:y="1.2cm">
          <text:p text:style-name="P1">Network Processing Unit (NPU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.2cm" svg:height="2.7cm" svg:x="3.1cm" svg:y="24.1cm">
          <text:p text:style-name="P1">Network Processing Unit (NPU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2.2cm" svg:x="4.5cm" svg:y="4cm">
          <text:p text:style-name="P1">SFP (or Ethernet to SFP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1.9cm" svg:x="5.5cm" svg:y="6.4cm">
          <text:p text:style-name="P1">SFP Breakout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cm" svg:height="3.6cm" svg:x="5.5cm" svg:y="8.5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8cm" svg:height="3.6cm" svg:x="9.1cm" svg:y="8.5cm">
          <text:p text:style-name="P1">AP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1.9cm" svg:x="5.5cm" svg:y="19.6cm">
          <text:p text:style-name="P1">SFP Breakout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8cm" svg:height="3.6cm" svg:x="9.1cm" svg:y="15.8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.8cm" svg:height="3.6cm" svg:x="5.5cm" svg:y="15.8cm">
          <text:p text:style-name="P1">AP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2.2cm" svg:x="4.5cm" svg:y="21.7cm">
          <text:p text:style-name="P1">SFP (or Ethernet to SFP)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4cm" svg:y1="12.1cm" svg:x2="6.4cm" svg:y2="15.8cm" draw:start-shape="id1" draw:start-glue-point="2" draw:end-shape="id2" draw:end-glue-point="0" svg:d="M6400 12100v3700" svg:viewBox="0 0 1 3701">
          <text:p/>
        </draw:connector>
        <draw:connector draw:style-name="gr6" draw:text-style-name="P6" draw:layer="layout" svg:x1="10cm" svg:y1="15.8cm" svg:x2="10cm" svg:y2="12.1cm" draw:start-shape="id3" draw:start-glue-point="0" draw:end-shape="id4" draw:end-glue-point="2" svg:d="M10000 15800v-3700" svg:viewBox="0 0 1 3701">
          <text:p/>
        </draw:connector>
        <draw:custom-shape draw:style-name="gr7" draw:text-style-name="P1" xml:id="id6" draw:id="id6" draw:layer="layout" svg:width="3.79cm" svg:height="2.5cm" svg:x="16.8cm" svg:y="1.3cm">
          <text:p text:style-name="P1">External</text:p>
          <text:p text:style-name="P1">Connection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4.09cm" svg:height="2.7cm" svg:x="16.3cm" svg:y="24.1cm">
          <text:p text:style-name="P1">External</text:p>
          <text:p text:style-name="P1">Connection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19cm" svg:height="3.9cm" svg:x="13.81cm" svg:y="12.1cm">
          <text:p text:style-name="P1">Direction Control</text:p>
          <text:p text:style-name="P1">(via Camera)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3.3cm" svg:y1="2.55cm" svg:x2="16.8cm" svg:y2="2.55cm" draw:start-shape="id5" draw:start-glue-point="1" draw:end-shape="id6" draw:end-glue-point="3" svg:d="M13300 2550h3500" svg:viewBox="0 0 3501 1">
          <text:p/>
        </draw:connector>
        <draw:connector draw:style-name="gr10" draw:text-style-name="P6" draw:layer="layout" svg:x1="13.3cm" svg:y1="25.45cm" svg:x2="16.3cm" svg:y2="25.45cm" draw:start-shape="id7" draw:start-glue-point="1" draw:end-shape="id8" draw:end-glue-point="3" svg:d="M13300 25450h3000" svg:viewBox="0 0 3001 1">
          <text:p/>
        </draw:connector>
      </draw:page>
      <draw:page draw:name="page2" draw:style-name="dp1" draw:master-page-name="Default">
        <draw:custom-shape draw:style-name="gr11" draw:text-style-name="P1" xml:id="id9" draw:id="id9" draw:layer="layout" svg:width="10.6cm" svg:height="2.9cm" svg:x="3cm" svg:y="7.3cm">
          <text:p text:style-name="P1">Boat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10.6cm" svg:height="1.6cm" svg:x="3cm" svg:y="14.2cm">
          <text:p text:style-name="P1">Diver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s" svg:x1="8.3cm" svg:y1="10.2cm" svg:x2="8.3cm" svg:y2="14.2cm" draw:start-shape="id9" draw:start-glue-point="2" draw:end-shape="id10" draw:end-glue-point="0" svg:d="M8300 10200v501 2998 501" svg:viewBox="0 0 1 4001">
          <text:p text:style-name="P1"><text:s text:c="12"/>Laser</text:p>
        </draw:connector>
        <draw:custom-shape draw:style-name="gr14" draw:text-style-name="P1" xml:id="id11" draw:id="id11" draw:layer="layout" svg:width="2.9cm" svg:height="2.9cm" svg:x="15.1cm" svg:y="1.9cm">
          <text:p text:style-name="P1">Satell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s" svg:x1="8.3cm" svg:y1="7.3cm" svg:x2="15.1cm" svg:y2="3.35cm" draw:start-shape="id9" draw:start-glue-point="0" draw:end-shape="id11" draw:end-glue-point="6" svg:d="M8300 7300v-501l6299-3449h501" svg:viewBox="0 0 6801 3951">
          <text:p text:style-name="P1"><text:s text:c="21"/>Satellite Link</text:p>
        </draw:connector>
        <draw:custom-shape draw:style-name="gr15" draw:text-style-name="P1" xml:id="id12" draw:id="id12" draw:layer="layout" svg:width="2.8cm" svg:height="3.4cm" svg:x="6.9cm" svg:y="18.9cm">
          <text:p text:style-name="P1">Phone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s" svg:x1="8.3cm" svg:y1="15.8cm" svg:x2="8.3cm" svg:y2="18.9cm" draw:start-shape="id10" draw:start-glue-point="2" draw:end-shape="id12" draw:end-glue-point="0" svg:d="M8300 15800v501 2098 501" svg:viewBox="0 0 1 3101">
          <text:p text:style-name="P1"><text:s text:c="8"/>RF</text:p>
        </draw:connector>
        <draw:connector draw:style-name="gr16" draw:text-style-name="P6" xml:id="id13" draw:id="id13" draw:layer="layout" draw:type="curve" svg:x1="1.1cm" svg:y1="9cm" svg:x2="3.378cm" svg:y2="9.67cm" svg:d="M1100 9000c1708 0 570 670 2278 670" svg:viewBox="0 0 2279 671">
          <text:p/>
        </draw:connector>
        <draw:connector draw:style-name="gr16" draw:text-style-name="P6" draw:layer="layout" draw:type="curve" svg:x1="5.677cm" svg:y1="9.001cm" svg:x2="3.378cm" svg:y2="9.67cm" draw:end-shape="id13" draw:end-glue-point="3" svg:d="M5677 9001c-1348 0-199 669-2299 669" svg:viewBox="0 0 2300 670">
          <text:p/>
        </draw:connector>
        <draw:connector draw:style-name="gr16" draw:text-style-name="P6" xml:id="id14" draw:id="id14" draw:layer="layout" draw:type="curve" svg:x1="5.623cm" svg:y1="9cm" svg:x2="7.901cm" svg:y2="9.67cm" svg:d="M5623 9000c1708 0 570 670 2278 670" svg:viewBox="0 0 2279 671">
          <text:p/>
        </draw:connector>
        <draw:connector draw:style-name="gr16" draw:text-style-name="P6" draw:layer="layout" draw:type="curve" svg:x1="10.2cm" svg:y1="9.001cm" svg:x2="7.901cm" svg:y2="9.67cm" draw:end-shape="id14" draw:end-glue-point="3" svg:d="M10200 9001c-1348 0-199 669-2299 669" svg:viewBox="0 0 2300 670">
          <text:p/>
        </draw:connector>
        <draw:connector draw:style-name="gr16" draw:text-style-name="P6" xml:id="id15" draw:id="id15" draw:layer="layout" draw:type="curve" svg:x1="10.1cm" svg:y1="9cm" svg:x2="12.378cm" svg:y2="9.67cm" svg:d="M10100 9000c1708 0 570 670 2278 670" svg:viewBox="0 0 2279 671">
          <text:p/>
        </draw:connector>
        <draw:connector draw:style-name="gr16" draw:text-style-name="P6" draw:layer="layout" draw:type="curve" svg:x1="14.677cm" svg:y1="9.001cm" svg:x2="12.378cm" svg:y2="9.67cm" draw:end-shape="id15" draw:end-glue-point="3" svg:d="M14677 9001c-1348 0-199 669-2299 669" svg:viewBox="0 0 2300 670">
          <text:p/>
        </draw:connector>
        <draw:connector draw:style-name="gr16" draw:text-style-name="P6" xml:id="id16" draw:id="id16" draw:layer="layout" draw:type="curve" svg:x1="14.623cm" svg:y1="9cm" svg:x2="16.901cm" svg:y2="9.67cm" svg:d="M14623 9000c1708 0 570 670 2278 670" svg:viewBox="0 0 2279 671">
          <text:p/>
        </draw:connector>
        <draw:connector draw:style-name="gr16" draw:text-style-name="P6" draw:layer="layout" draw:type="curve" svg:x1="19.2cm" svg:y1="9.001cm" svg:x2="16.901cm" svg:y2="9.67cm" draw:end-shape="id16" draw:end-glue-point="3" svg:d="M19200 9001c-1348 0-199 669-2299 669" svg:viewBox="0 0 2300 6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5:47:03.830048978</meta:creation-date>
    <dc:date>2019-03-31T16:46:34.262235315</dc:date>
    <meta:editing-duration>PT36M33S</meta:editing-duration>
    <meta:editing-cycles>3</meta:editing-cycles>
    <meta:generator>LibreOffice/6.1.5.2$Linux_X86_64 LibreOffice_project/10$Build-2</meta:generator>
    <meta:document-statistic meta:object-count="32"/>
  </office:meta>
</office:document-meta>
</file>